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be6" officeooo:paragraph-rsid="00002be6"/>
    </style:style>
    <style:style style:name="P2" style:family="paragraph" style:parent-style-name="Standard">
      <style:paragraph-properties fo:text-align="start" style:justify-single-word="false"/>
      <style:text-properties fo:font-size="16pt" officeooo:rsid="0027ad4f" officeooo:paragraph-rsid="00002be6" style:font-size-asian="14pt" style:font-size-complex="16pt"/>
    </style:style>
    <style:style style:name="T1" style:family="text">
      <style:text-properties officeooo:rsid="00002be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172a" style:font-style-asian="italic" style:font-style-complex="italic"/>
    </style:style>
    <style:style style:name="T4" style:family="text">
      <style:text-properties officeooo:rsid="00011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2 : The Calf</text:p>
      <text:p text:style-name="P1"/>
      <text:p text:style-name="P1">Sign 149</text:p>
      <text:p text:style-name="P1"/>
      <text:p text:style-name="P2">And from wherever you start forth, turn your face in the Direction of the Sacred <text:span text:style-name="T1">Place</text:span> of <text:span text:style-name="T1">The Prayer</text:span>; And indeed, <text:span text:style-name="T3">He</text:span><text:span text:style-name="T2"> is,</text:span> surely, <text:span text:style-name="T2">The Truth</text:span> from your Lord; And God is not unaware of what you 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8:47:01.179000000</meta:creation-date>
    <dc:date>2025-04-20T22:45:48.040000000</dc:date>
    <meta:editing-duration>PT2H29M20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52" meta:character-count="267" meta:non-whitespace-character-count="219"/>
  </office:meta>
</office:document-meta>
</file>